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2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" style:family="text">
      <style:text-properties fo:font-size="14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4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" style:family="text">
      <style:text-properties fo:font-size="14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3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3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3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4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4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4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4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4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5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5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6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6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6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6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6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7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8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8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8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8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8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9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9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9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9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7" style:family="text">
      <style:text-properties fo:font-size="14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9" style:family="text">
      <style:text-properties fo:font-size="14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1" style:family="text">
      <style:text-properties fo:font-size="14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3" style:family="text">
      <style:text-properties fo:font-size="14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15.00%" fo:text-align="left" fo:margin-bottom="7.00pt"/>
    </style:style>
    <text:list-style style:name="L4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4" style:family="paragraph">
      <style:paragraph-properties fo:line-height="115.00%" fo:text-align="left"/>
    </style:style>
    <style:style style:name="P5" style:family="paragraph">
      <style:paragraph-properties fo:line-height="115.00%" fo:text-align="left" fo:margin-left="35.45pt" fo:text-indent="0.00pt"/>
    </style:style>
    <style:style style:name="P6" style:family="paragraph">
      <style:paragraph-properties fo:line-height="115.00%" fo:text-align="left"/>
    </style:style>
    <style:style style:name="P7" style:family="paragraph">
      <style:paragraph-properties fo:line-height="115.00%" fo:text-align="left" fo:margin-bottom="7.00pt"/>
    </style:style>
    <style:style style:name="P8" style:family="paragraph">
      <style:paragraph-properties fo:line-height="100.00%" fo:text-align="left"/>
    </style:style>
  </office:automatic-styles>
  <office:body>
    <office:text>
      <text:p text:style-name="P1"><text:span text:style-name="T1">INTOXICACIÓN POR ALIMENTOS</text:span></text:p>
      <text:p text:style-name="P1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3">Materia: Analisis de datos</text:span></text:p>
      <text:p text:style-name="P2"><text:span text:style-name="T4"/></text:p>
      <text:p text:style-name="P2"><text:span text:style-name="T5">Alumnos: Lautaro Eberle y Francisco Casais</text:span></text:p>
      <text:p text:style-name="P2"><text:span text:style-name="T6"/></text:p>
      <text:p text:style-name="P2"><text:span text:style-name="T7">Profesor: Magali Cristobo</text:span></text:p>
      <text:p text:style-name="P2"><text:span text:style-name="T8"/></text:p>
      <text:p text:style-name="P2"><text:span text:style-name="T9">Fecha: 24/04/24</text:span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3"><text:span text:style-name="T11">Índice</text:span></text:p>
      <text:list text:style-name="L4">
        <text:list-item>
          <text:p text:style-name="P4"><text:span text:style-name="T11">Explicación de la problemática</text:span></text:p>
        </text:list-item>
        <text:list-item>
          <text:p text:style-name="P4"><text:span text:style-name="T11">Links a la encuesta y resultados de la misma</text:span></text:p>
        </text:list-item>
        <text:list-item>
          <text:p text:style-name="P4"><text:span text:style-name="T11">Gráficos</text:span></text:p>
        </text:list-item>
        <text:list-item>
          <text:p text:style-name="P4"><text:span text:style-name="T11">Entrevistas</text:span></text:p>
        </text:list-item>
        <text:list-item>
          <text:p text:style-name="P5"><text:span text:style-name="T11">Entrevista 1</text:span></text:p>
        </text:list-item>
        <text:list-item>
          <text:p text:style-name="P5"><text:span text:style-name="T11">Entrevista 2</text:span></text:p>
        </text:list-item>
        <text:list-item>
          <text:p text:style-name="P5"><text:span text:style-name="T11">Entrevista 3</text:span></text:p>
        </text:list-item>
        <text:list-item>
          <text:p text:style-name="P6"><text:span text:style-name="T11">Fuentes confiables consultadas</text:span></text:p>
        </text:list-item>
        <text:list-item>
          <text:p text:style-name="P7"><text:span text:style-name="T11">Conclusión final</text:span></text:p>
        </text:list-item>
      </text:list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3">1. Explicación de la problemática:</text:span></text:p>
      <text:p text:style-name="P8"><text:span text:style-name="T14"/></text:p>
      <text:p text:style-name="P8"><text:span text:style-name="T15">Hemos decidido hacer una investigación acerca de la intoxicación por alimentos. Debido a la crisis económica actual muchos restaurantes, cadenas de comida rápida y vendedores particulares de comida han comenzado a usar ingredientes de baja calidad para sus productos y a descuidar de los mismos. Con esta investigación esperamos encontrar una solución a esta problemática que esta atravesando todo el país.</text:span></text:p>
      <text:p text:style-name="P8"><text:span text:style-name="T16"/></text:p>
      <text:p text:style-name="P8"><text:span text:style-name="T17">2.</text:span></text:p>
      <text:p text:style-name="P8"><text:span text:style-name="T17">Link a la encuesta:</text:span></text:p>
      <text:p text:style-name="P8"><text:a xlink:href="https://docs.google.com/forms/d/e/1FAIpQLSdmsJZVs_3GmDzYsS69Cw_XiLOd5PbmucJUeDdPsWd-SKqJKQ/viewform"><text:span text:style-name="T18">https://docs.google.com/forms/d/e/1FAIpQLSdmsJZVs_3GmDzYsS69Cw_XiLOd5PbmucJUeDdPsWd-SKqJKQ/viewform</text:span></text:a><text:span text:style-name="T19"/></text:p>
      <text:p text:style-name="P8"><text:span text:style-name="T20">Link a un archivo en GitHub con los datos sin procesar:</text:span></text:p>
      <text:p text:style-name="P8"><text:a xlink:href="https://github.com/lautaroeberle/AnalisisDeDatos/blob/f58e555a863b2b17850686ad303e4f44f81d5b97/Registro para la obtención de camisetas.csv"><text:span text:style-name="T22">https://github.com/lautaroeberle/AnalisisDeDatos/blob/f58e555a863b2b17850686ad303e4f44f81d5b97/Registro%20para%20la%20obtenci%C3%B3n%20de%20camisetas.csv</text:span></text:a><text:span text:style-name="T23"/></text:p>
      <text:p text:style-name="P8"><text:span text:style-name="T24"><text:line-break/></text:span></text:p>
      <text:p text:style-name="P8"><text:span text:style-name="T24">4. Entrevistas:</text:span></text:p>
      <text:p text:style-name="P8"><text:span text:style-name="T25"/></text:p>
      <text:p text:style-name="P8"><text:span text:style-name="T26">Preguntas elegidas para la entrevista:</text:span></text:p>
      <text:p text:style-name="P8"><text:span text:style-name="T27"/></text:p>
      <text:p text:style-name="P8"><text:span text:style-name="T28">1-¿Cuál es su edad?</text:span></text:p>
      <text:p text:style-name="P8"><text:span text:style-name="T28">2-¿Padece alguna enfermedad o condición que pueda generarle algún tipo de efecto negativo al consumir determinados alimentos?</text:span></text:p>
      <text:p text:style-name="P8"><text:span text:style-name="T28">3-Cuando come fuera de tu casa, ¿A que lugar va con mas frecuencia?</text:span></text:p>
      <text:p text:style-name="P8"><text:span text:style-name="T28">4-A la hora de comer afuera, ¿Que cosas toma en cuenta a la hora de pedir?</text:span></text:p>
      <text:p text:style-name="P8"><text:span text:style-name="T28">5-Cuando come afuera, ¿Qué tipo de platos suele pedir?</text:span></text:p>
      <text:p text:style-name="P8"><text:span text:style-name="T28">6-Cuando come afuera, ¿Qué suele pedir?</text:span></text:p>
      <text:p text:style-name="P8"><text:span text:style-name="T28">7-Cuando come afuera, ¿Pide postre?</text:span></text:p>
      <text:p text:style-name="P8"><text:span text:style-name="T28">8-Luego de comer afuera, ¿Ha experimentado alguna afección?¿Cuál o cuales?</text:span></text:p>
      <text:p text:style-name="P8"><text:span text:style-name="T28">9-¿Cree que la comida que había consumido afuera fue el causante de esas afecciones? </text:span></text:p>
      <text:p text:style-name="P8"><text:span text:style-name="T29"/></text:p>
      <text:p text:style-name="P8"><text:span text:style-name="T29"/></text:p>
      <text:p text:style-name="P8"><text:span text:style-name="T29"/></text:p>
      <text:p text:style-name="P8"><text:span text:style-name="T30">PERSONA 1: Franco Maglio<text:line-break/><text:line-break/>Hemos elegido a esta persona porque sabemos que tuvo varios problemas con la comida que ofrece un restaurante que frecuenta.</text:span></text:p>
      <text:p text:style-name="P8"><text:span text:style-name="T31"/></text:p>
      <text:p text:style-name="P8"><text:span text:style-name="T32">1-¿Cuál es su edad?</text:span></text:p>
      <text:p text:style-name="P8"><text:span text:style-name="T33">“19 años”</text:span></text:p>
      <text:p text:style-name="P8"><text:span text:style-name="T34">2-¿Padece alguna enfermedad o condición que pueda generarle algún tipo de efecto negativo al consumir determinados alimentos?</text:span></text:p>
      <text:p text:style-name="P8"><text:span text:style-name="T35">“No”</text:span></text:p>
      <text:p text:style-name="P8"><text:span text:style-name="T36">3-Cuando come fuera de tu casa, ¿A que lugar va con mas frecuencia?</text:span></text:p>
      <text:p text:style-name="P8"><text:span text:style-name="T37">“A un lugar que está cerca de mi casa. Bastante barato.”</text:span></text:p>
      <text:p text:style-name="P8"><text:span text:style-name="T38">4-A la hora de comer afuera, ¿Que cosas toma en cuenta a la hora de pedir?</text:span></text:p>
      <text:p text:style-name="P8"><text:span text:style-name="T39">“Que sea barato.”</text:span></text:p>
      <text:p text:style-name="P8"><text:span text:style-name="T40">5-Cuando come afuera, ¿Qué tipo de platos suele pedir?</text:span></text:p>
      <text:p text:style-name="P8"><text:span text:style-name="T41">“Siempre calientes”</text:span></text:p>
      <text:p text:style-name="P8"><text:span text:style-name="T42">6-Cuando come afuera, ¿Qué suele pedir?</text:span></text:p>
      <text:p text:style-name="P8"><text:span text:style-name="T43">“Milanesa frita con papas fritas”</text:span></text:p>
      <text:p text:style-name="P8"><text:span text:style-name="T44">7-Cuando come afuera, ¿Pide postre?</text:span></text:p>
      <text:p text:style-name="P8"><text:span text:style-name="T45">“Nunca, muy caro”</text:span></text:p>
      <text:p text:style-name="P8"><text:span text:style-name="T46">8-Luego de comer afuera, ¿Ha experimentado alguna afección?¿Cuál o cuales?</text:span></text:p>
      <text:p text:style-name="P8"><text:span text:style-name="T47">“Si, de todo: Dolor de panza, fiebre, vómitos… Y algunas cosas mas”</text:span></text:p>
      <text:p text:style-name="P8"><text:span text:style-name="T48">9-¿Cree que la comida que había consumido afuera fue el causante de esas afecciones? </text:span></text:p>
      <text:p text:style-name="P8"><text:span text:style-name="T49">“Puede ser pero voy a seguir yendo porque me queda cerca y es barato”</text:span></text:p>
      <text:p text:style-name="P8"><text:span text:style-name="T50"/></text:p>
      <text:p text:style-name="P8"><text:span text:style-name="T50"/></text:p>
      <text:p text:style-name="P8"><text:span text:style-name="T51">PERSONA 2: Julián Pérez</text:span></text:p>
      <text:p text:style-name="P8"><text:span text:style-name="T52"/></text:p>
      <text:p text:style-name="P8"><text:span text:style-name="T53">Elegimos a esta persona porque sabemos que tiene mucha cultura gastronómica y, por lo tanto, puede aportar bastante a la investigación.</text:span></text:p>
      <text:p text:style-name="P8"><text:span text:style-name="T54"/></text:p>
      <text:p text:style-name="P8"><text:span text:style-name="T55">1-¿Cuál es su edad?</text:span></text:p>
      <text:p text:style-name="P8"><text:span text:style-name="T56">“18 años”</text:span></text:p>
      <text:p text:style-name="P8"><text:span text:style-name="T57">2-¿Padece alguna enfermedad o condición que pueda generarle algún tipo de efecto negativo al consumir determinados alimentos?</text:span></text:p>
      <text:p text:style-name="P8"><text:span text:style-name="T58">“No”</text:span></text:p>
      <text:p text:style-name="P8"><text:span text:style-name="T59">3-Cuando come fuera de tu casa, ¿A que lugar va con mas frecuencia?</text:span></text:p>
      <text:p text:style-name="P8"><text:span text:style-name="T60">“Florentino”</text:span></text:p>
      <text:p text:style-name="P8"><text:span text:style-name="T61">4-A la hora de comer afuera, ¿Que cosas toma en cuenta a la hora de pedir?</text:span></text:p>
      <text:p text:style-name="P8"><text:span text:style-name="T62">“Que tenga buen precio y que tenga carne”</text:span></text:p>
      <text:p text:style-name="P8"><text:span text:style-name="T63">5-Cuando come afuera, ¿Qué tipo de platos suele pedir?</text:span></text:p>
      <text:p text:style-name="P8"><text:span text:style-name="T64">“Calientes”</text:span></text:p>
      <text:p text:style-name="P8"><text:span text:style-name="T65">6-Cuando come afuera, ¿Qué suele pedir?</text:span></text:p>
      <text:p text:style-name="P8"><text:span text:style-name="T66">“Carne o pastas”</text:span></text:p>
      <text:p text:style-name="P8"><text:span text:style-name="T67">7-Cuando come afuera, ¿Pide postre?</text:span></text:p>
      <text:p text:style-name="P8"><text:span text:style-name="T68">“Si”</text:span></text:p>
      <text:p text:style-name="P8"><text:span text:style-name="T69">8-Luego de comer afuera, ¿Ha experimentado alguna afección?¿Cuál o cuales?</text:span></text:p>
      <text:p text:style-name="P8"><text:span text:style-name="T70">“Cuando me lleno… ¿Como se llama? Sí, atracón”</text:span></text:p>
      <text:p text:style-name="P8"><text:span text:style-name="T71">9-¿Cree que la comida que había consumido afuera fue el causante de esas afecciones? </text:span></text:p>
      <text:p text:style-name="P8"><text:span text:style-name="T72">“Si porque ese es el lugar donde comí”</text:span></text:p>
      <text:p text:style-name="P8"><text:span text:style-name="T73"/></text:p>
      <text:p text:style-name="P8"><text:span text:style-name="T74">PERSONA 3: Santino Andreachi</text:span></text:p>
      <text:p text:style-name="P8"><text:span text:style-name="T75"/></text:p>
      <text:p text:style-name="P8"><text:span text:style-name="T76">Elegimos a esta persona porque sabemos que no tiene mucha cultura gastronómica y, por lo tanto, puede aportar un punto de vista diferente a la investigación.</text:span></text:p>
      <text:p text:style-name="P8"><text:span text:style-name="T77"/></text:p>
      <text:p text:style-name="P8"><text:span text:style-name="T78">1-¿Cuál es su edad?</text:span></text:p>
      <text:p text:style-name="P8"><text:span text:style-name="T79">“18 años”</text:span></text:p>
      <text:p text:style-name="P8"><text:span text:style-name="T80">2-¿Padece alguna enfermedad o condición que pueda generarle algún tipo de efecto negativo al consumir determinados alimentos?</text:span></text:p>
      <text:p text:style-name="P8"><text:span text:style-name="T81">“No”</text:span></text:p>
      <text:p text:style-name="P8"><text:span text:style-name="T82">3-Cuando come fuera de tu casa, ¿A que lugar va con mas frecuencia?</text:span></text:p>
      <text:p text:style-name="P8"><text:span text:style-name="T83">“Comida rápida tipo Burger King”</text:span></text:p>
      <text:p text:style-name="P8"><text:span text:style-name="T84">4-A la hora de comer afuera, ¿Que cosas toma en cuenta a la hora de pedir?</text:span></text:p>
      <text:p text:style-name="P8"><text:span text:style-name="T85">“Precio, cantidad de comida, calidad de comida y el lugar… Onda si esta bueno o no”</text:span></text:p>
      <text:p text:style-name="P8"><text:span text:style-name="T86">5-Cuando come afuera, ¿Qué tipo de platos suele pedir?</text:span></text:p>
      <text:p text:style-name="P8"><text:span text:style-name="T87">“Calientes”</text:span></text:p>
      <text:p text:style-name="P8"><text:span text:style-name="T88">6-Cuando come afuera, ¿Qué suele pedir?</text:span></text:p>
      <text:p text:style-name="P8"><text:span text:style-name="T89">“Carne, pastas, probablemente acompañado con alguna ensalada.”</text:span></text:p>
      <text:p text:style-name="P8"><text:span text:style-name="T90">7-Cuando come afuera, ¿Pide postre?</text:span></text:p>
      <text:p text:style-name="P8"><text:span text:style-name="T91">“Si, a veces”</text:span></text:p>
      <text:p text:style-name="P8"><text:span text:style-name="T92">8-Luego de comer afuera, ¿Ha experimentado alguna afección?¿Cuál o cuales?</text:span></text:p>
      <text:p text:style-name="P8"><text:span text:style-name="T93">“No, ninguna”</text:span></text:p>
      <text:p text:style-name="P8"><text:span text:style-name="T94">9-¿Cree que la comida que había consumido afuera fue el causante de esas afecciones? </text:span></text:p>
      <text:p text:style-name="P8"><text:span text:style-name="T95">“No tuve ninguna afeccion”</text:span></text:p>
      <text:p text:style-name="P8"><text:span text:style-name="T95"/></text:p>
      <text:p text:style-name="P8"><text:span text:style-name="T95"/></text:p>
      <text:p text:style-name="P8"><text:span text:style-name="T96">Fuentes confiables consultadas:<text:line-break/></text:span></text:p>
      <text:p text:style-name="P8"><text:a xlink:href="https://www.argentina.gob.ar/anmat/vigilancia-alimentaria"><text:span text:style-name="T97">https://www.argentina.gob.ar/anmat/vigilancia-alimentaria</text:span></text:a><text:span text:style-name="T98"/></text:p>
      <text:p text:style-name="P8"><text:span text:style-name="T98"/></text:p>
      <text:p text:style-name="P8"><text:a xlink:href="https://buenosaires.gob.ar/noticias/consejos-sobre-seguridad-e-higiene-alimentaria"><text:span text:style-name="T99">https://buenosaires.gob.ar/noticias/consejos-sobre-seguridad-e-higiene-alimentaria</text:span></text:a><text:span text:style-name="T100"/></text:p>
      <text:p text:style-name="P8"><text:span text:style-name="T100"/></text:p>
      <text:p text:style-name="P8"><text:a xlink:href="https://www.argentina.gob.ar/sites/default/files/anmat_manual_de_manipuladores_2022.pdf"><text:span text:style-name="T101">https://www.argentina.gob.ar/sites/default/files/anmat_manual_de_manipuladores_2022.pdf</text:span></text:a><text:span text:style-name="T102"/></text:p>
      <text:p text:style-name="P8"><text:span text:style-name="T102"/></text:p>
      <text:p text:style-name="P8"><text:a xlink:href="https://fundaciondelcorazon.com/blog-impulso-vital/2425-es-sano-comer-en-restaurantes.html"><text:span text:style-name="T103">https://fundaciondelcorazon.com/blog-impulso-vital/2425-es-sano-comer-en-restaurantes.html</text:span></text:a><text:span text:style-name="T10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